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fdc" officeooo:paragraph-rsid="000d2f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 activiteit voor vanavond is kaarten. We zullen groepjes van 4 personen maken zodat u genoeg spelers heeft voor verschillende kaartspellen. De activiteit zal om 7 uur plaatsvinden bij iemand in uw appartementen-complex. Lijkt het u leuk om mee te do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2:46:39.430658948</meta:creation-date>
    <dc:date>2023-02-20T13:00:31.850015585</dc:date>
    <meta:editing-duration>PT3M42S</meta:editing-duration>
    <meta:editing-cycles>1</meta:editing-cycles>
    <meta:document-statistic meta:table-count="0" meta:image-count="0" meta:object-count="0" meta:page-count="1" meta:paragraph-count="1" meta:word-count="41" meta:character-count="253" meta:non-whitespace-character-count="213"/>
    <meta:generator>LibreOffice/6.4.7.2$Linux_X86_64 LibreOffice_project/40$Build-2</meta:generator>
  </office:meta>
</office:document-meta>
</file>